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3cm" svg:stroke-color="#ff0000" draw:marker-start-width="0.65cm" draw:marker-end-width="0.6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8cm" text:animation="none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subtitle" style:list-style-name="L2">
      <style:graphic-properties draw:fill-color="#ffffff" fo:min-height="12.178cm"/>
    </style:style>
    <style:style style:name="pr7" style:family="presentation" style:parent-style-name="Standard-notes">
      <style:graphic-properties draw:fill-color="#ffffff" fo:min-height="12.572cm"/>
    </style:style>
    <style:style style:name="pr8" style:family="presentation" style:parent-style-name="Standard-outline1">
      <style:graphic-properties fo:min-height="11.929cm"/>
    </style:style>
    <style:style style:name="pr9" style:family="presentation" style:parent-style-name="Default-outline1">
      <style:graphic-properties fo:min-height="11.928cm"/>
    </style:style>
    <style:style style:name="pr10" style:family="presentation" style:parent-style-name="Standard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6.3999996185303pt"/>
    </style:style>
    <style:style style:name="P8" style:family="paragraph">
      <style:text-properties fo:font-size="18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dd4814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0000" fo:font-size="20pt" style:font-size-asian="20pt" style:font-size-complex="20pt"/>
    </style:style>
    <style:style style:name="T6" style:family="text">
      <style:text-properties fo:color="#dd4814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ge de garde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'est ce que l'émulation ?</text:p>
          </draw:text-box>
        </draw:frame>
        <draw:custom-shape draw:style-name="gr2" draw:text-style-name="P1" xml:id="id9" draw:id="id9" draw:layer="layout" svg:width="10cm" svg:height="2.2cm" svg:x="10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2" draw:layer="layout" svg:width="24.639cm" svg:height="12.178cm" svg:x="1.4cm" svg:y="5.2cm" presentation:class="subtitle" presentation:user-transformed="true">
          <draw:text-box>
            <text:p xml:id="id5" text:id="id5" text:style-name="P2">Matériel électronique → Logiciel.</text:p>
            <text:p text:style-name="P2"/>
            <text:p xml:id="id6" text:id="id6" text:style-name="P2">Plusieurs types : <text:tab/>- Terminal</text:p>
            <text:p xml:id="id7" text:id="id7" text:style-name="P2"><text:tab/><text:tab/><text:tab/><text:tab/><text:tab/><text:tab/><text:tab/>- Ordinateur</text:p>
            <text:p xml:id="id8" text:id="id8" text:style-name="P2"><text:tab/><text:tab/><text:tab/><text:tab/><text:tab/><text:tab/><text:tab/>- Console de jeux</text:p>
            <text:p text:style-name="P2"/>
            <text:p text:style-name="P2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Game Boy</text:p>
          </draw:text-box>
        </draw:frame>
        <draw:frame presentation:style-name="pr6" draw:text-style-name="P3" draw:layer="layout" svg:width="24.639cm" svg:height="12.178cm" svg:x="1.4cm" svg:y="4.914cm" presentation:class="subtitle" presentation:user-transformed="true">
          <draw:text-box>
            <text:list text:style-name="L2">
              <text:list-item>
                <text:p text:style-name="P2"><text:span text:style-name="T1"><text:s/></text:span><text:span text:style-name="T1">Une des premières consoles portables</text:span></text:p>
                <text:p text:style-name="P2"><text:span text:style-name="T1"/></text:p>
              </text:list-item>
              <text:list-item>
                <text:p text:style-name="P2"><text:span text:style-name="T1"><text:s/></text:span><text:span text:style-name="T1">Commercialisée par Nintendo en 1989</text:span></text:p>
                <text:p text:style-name="P2"><text:span text:style-name="T1"/></text:p>
              </text:list-item>
              <text:list-item>
                <text:p text:style-name="P2"><text:span text:style-name="T1"><text:s/></text:span><text:span text:style-name="T1">Possibilité de changer de jeu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/Fonctionnement général</text:p>
          </draw:text-box>
        </draw:frame>
        <draw:frame presentation:style-name="pr8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ules principaux d'un émulateur<text:line-break/>de console</text:p>
          </draw:text-box>
        </draw:frame>
        <draw:custom-shape draw:style-name="gr3" draw:text-style-name="P1" xml:id="id1" draw:id="id1" draw:layer="layout" svg:width="7.8cm" svg:height="2.4cm" svg:x="10.6cm" svg:y="6.4cm">
          <text:p text:style-name="P1">Module CPU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7cm" svg:height="2.8cm" svg:x="11cm" svg:y="11.8cm">
          <text:p text:style-name="P1">Module Graphique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7cm" svg:height="2.8cm" svg:x="19.6cm" svg:y="11.8cm">
          <text:p text:style-name="P1">Module Sonore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7cm" svg:height="2.8cm" svg:x="2.2cm" svg:y="11.8cm">
          <text:p text:style-name="P1">Module Mémoire</text:p>
          <draw:enhanced-geometry svg:viewBox="0 0 21600 21600" draw:type="rectangle" draw:enhanced-path="M 0 0 L 21600 0 21600 21600 0 21600 0 0 Z N"/>
        </draw:custom-shape>
        <draw:connector draw:style-name="gr4" draw:text-style-name="P1" xml:id="id10" draw:id="id10" draw:layer="layout" draw:type="line" svg:x1="14.5cm" svg:y1="8.8cm" svg:x2="14.5cm" svg:y2="11.8cm" draw:start-shape="id1" draw:start-glue-point="2" draw:end-shape="id2" draw:end-glue-point="0" svg:d="m14500 8800v3000" svg:viewBox="0 0 1 3001">
          <text:p/>
        </draw:connector>
        <draw:connector draw:style-name="gr4" draw:text-style-name="P1" xml:id="id11" draw:id="id11" draw:layer="layout" draw:type="line" svg:x1="14.5cm" svg:y1="8.8cm" svg:x2="23.1cm" svg:y2="11.8cm" draw:start-shape="id1" draw:start-glue-point="2" draw:end-shape="id3" draw:end-glue-point="0" svg:d="m14500 8800 8600 3000" svg:viewBox="0 0 8601 3001">
          <text:p/>
        </draw:connector>
        <draw:connector draw:style-name="gr4" draw:text-style-name="P1" draw:layer="layout" draw:type="line" svg:x1="14.5cm" svg:y1="8.8cm" svg:x2="5.7cm" svg:y2="11.8cm" draw:start-shape="id1" draw:start-glue-point="2" draw:end-shape="id4" draw:end-glue-point="0" svg:d="m14500 8800-8800 3000" svg:viewBox="0 0 8801 3001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2">Algorithme générique du fonctionnement d'un émulateur de console.</text:span></text:p>
          </draw:text-box>
        </draw:frame>
        <draw:frame presentation:style-name="pr9" draw:text-style-name="P6" draw:layer="layout" svg:width="24.639cm" svg:height="15.686cm" svg:x="1.4cm" svg:y="4.914cm" presentation:class="outline" presentation:user-transformed="true">
          <draw:text-box>
            <text:list text:style-name="L4">
              <text:list-header>
                <text:p><text:span text:style-name="T3">void</text:span><text:span text:style-name="T4"> run(){</text:span></text:p>
                <text:list>
                  <text:list-header>
                    <text:p><text:span text:style-name="T3">for</text:span><text:span text:style-name="T5"> </text:span><text:span text:style-name="T4">(;;){</text:span></text:p>
                    <text:list>
                      <text:list-header>
                        <text:p><text:span text:style-name="T4">opcode = memory_read(PC++) ; //Lire la prochaine instruction</text:span></text:p>
                        <text:p><text:span text:style-name="T4">cycles = cycles_table[opcode] ; <text:s text:c="2"/>//Lire le nombre de cycles </text:span></text:p>
                        <text:p><text:span text:style-name="T3">switch</text:span><text:span text:style-name="T4">(opcode){ </text:span><text:span text:style-name="T4"><text:tab/></text:span><text:span text:style-name="T4"><text:tab/></text:span><text:span text:style-name="T4"><text:tab/></text:span><text:span text:style-name="T4"><text:tab/></text:span><text:span text:style-name="T4"> <text:s/>//Exécution de l'instruction</text:span></text:p>
                        <text:list>
                          <text:list-header>
                            <text:p><text:span text:style-name="T3">case</text:span><text:span text:style-name="T4"> opcode1</text:span></text:p>
                            <text:p><text:span text:style-name="T3">case</text:span><text:span text:style-name="T4"> opcode2</text:span></text:p>
                            <text:p><text:span text:style-name="T4">...</text:span></text:p>
                          </text:list-header>
                        </text:list>
                        <text:p><text:span text:style-name="T4">}</text:span></text:p>
                        <text:p><text:span text:style-name="T4">update_graphics(cycles) ;</text:span><text:span text:style-name="T4"><text:tab/></text:span><text:span text:style-name="T4"><text:tab/></text:span><text:span text:style-name="T4">//Mise à jour des graphismes</text:span></text:p>
                        <text:p><text:span text:style-name="T4">update_sound(cycles) ;</text:span><text:span text:style-name="T4"><text:tab/></text:span><text:span text:style-name="T4"><text:tab/></text:span><text:span text:style-name="T4"><text:tab/></text:span><text:span text:style-name="T4">//Mise à jour du son</text:span></text:p>
                        <text:p><text:span text:style-name="T4">handle_interrupts() ;</text:span><text:span text:style-name="T4"><text:tab/></text:span><text:span text:style-name="T4"><text:tab/></text:span><text:span text:style-name="T4"><text:tab/></text:span><text:span text:style-name="T4">//Gestion des interruptions</text:span></text:p>
                      </text:list-header>
                    </text:list>
                    <text:p><text:span text:style-name="T4">}</text:span></text:p>
                  </text:list-header>
                </text:list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mémoire</text:p>
          </draw:text-box>
        </draw:frame>
        <draw:frame presentation:style-name="pr9" draw:layer="layout" svg:width="24.639cm" svg:height="12.178cm" svg:x="1.4cm" svg:y="4.914cm" presentation:class="outline">
          <draw:text-box>
            <text:list text:style-name="L4">
              <text:list-item>
                <text:p xml:id="id12" text:id="id12">Besoin de la part du processeur d'un accés en lecture et en écriture.</text:p>
                <text:p/>
              </text:list-item>
              <text:list-item>
                <text:p xml:id="id13" text:id="id13">Signatures de fonctions génériques:</text:p>
                <text:p xml:id="id14" text:id="id14"><text:span text:style-name="T6">unsigned int</text:span><text:span text:style-name="T7"> memory_read(</text:span><text:span text:style-name="T6">unsigned int </text:span><text:span text:style-name="T7">addr) ;</text:span></text:p>
                <text:p xml:id="id15" text:id="id15"><text:span text:style-name="T6">void</text:span><text:span text:style-name="T7"> memory_write(</text:span><text:span text:style-name="T6">unsigned int</text:span><text:span text:style-name="T7"> addr, </text:span><text:span text:style-name="T6">unsigned int</text:span><text:span text:style-name="T7"> data) 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graphique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>Analyse du fonctionnement graphique du système à émuler.</text:p>
              </text:list-item>
              <text:list-item>
                <text:p>Bilan de l'analyse.</text:p>
              </text:list-item>
              <text:list-item>
                <text:p>Choix des outils en fonc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sonor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Démarche générale proche de système en système </text:p>
                <text:list>
                  <text:list-item>
                    <text:list>
                      <text:list-item>
                        <text:p>Analyser les composant</text:p>
                      </text:list-item>
                      <text:list-item>
                        <text:p>Choisir un outil en fonction (librairie)</text:p>
                      </text:list-item>
                      <text:list-item>
                        <text:p>Générer des ondes</text:p>
                        <text:p/>
                        <text:p/>
                      </text:list-item>
                    </text:list>
                  </text:list-item>
                </text:list>
              </text:list-item>
              <text:list-item>
                <text:p>Fonctionnement quasi indépenda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sation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>Importante entre CPU, GPU et APU</text:p>
                <text:list>
                  <text:list-item>
                    <text:list>
                      <text:list-item>
                        <text:p>« Métronome » commun, pour éviter les décalages</text:p>
                      </text:list-item>
                    </text:list>
                  </text:list-item>
                </text:list>
                <text:p/>
              </text:list-item>
              <text:list-item>
                <text:p>Le CPU reste maître</text:p>
                <text:list>
                  <text:list-item>
                    <text:list>
                      <text:list-item>
                        <text:p>Interruptions, différents types pour différents objectif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I/Adapté à la Game Boy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PU Game Boy</text:p>
          </draw:text-box>
        </draw:frame>
        <draw:frame presentation:style-name="pr9" draw:layer="layout" svg:width="24.639cm" svg:height="12.178cm" svg:x="1.4cm" svg:y="4.914cm" presentation:class="outline">
          <draw:text-box>
            <text:list text:style-name="L4">
              <text:list-item>
                <text:p xml:id="id16" text:id="id16">Nom : LR35902</text:p>
              </text:list-item>
              <text:list-item>
                <text:p xml:id="id17" text:id="id17">Version simplifié du Zilog 80 de Intel</text:p>
              </text:list-item>
              <text:list-item>
                <text:p xml:id="id18" text:id="id18">Cadence : ~ 4,2 MHz</text:p>
              </text:list-item>
              <text:list-item>
                <text:p xml:id="id19" text:id="id19">Nombre d'instructions : ~ 512</text:p>
              </text:list-item>
              <text:list-item>
                <text:p xml:id="id20" text:id="id20">Endianess : Little endian</text:p>
              </text:list-item>
              <text:list-item>
                <text:p xml:id="id21" text:id="id21">Registres : 10 registres inter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oboy et le module CPU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 xml:id="id22" text:id="id22">Mise en place d'une structure représentant les registres internes.</text:p>
              </text:list-item>
              <text:list-item>
                <text:p xml:id="id23" text:id="id23">Suivi de l'algorithme de base.</text:p>
              </text:list-item>
              <text:list-item>
                <text:p xml:id="id24" text:id="id24">Regroupement des instructions en fonctions génériqu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MU Game Bo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 xml:id="id25" text:id="id25">Plage d'adresse 16 bits.</text:p>
              </text:list-item>
              <text:list-item>
                <text:p xml:id="id26" text:id="id26">3 zones spécifiques : RAM interne, ROM de la cartouche et RAM de la cartouch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boy et la mémoire</text:p>
          </draw:text-box>
        </draw:frame>
        <draw:frame presentation:style-name="pr9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 xml:id="id27" text:id="id27">Réalisation des fonctions d'accés mémoire.</text:p>
              </text:list-item>
              <text:list-item>
                <text:p xml:id="id28" text:id="id28">3 buffers représentant les 3 zones mémoires.</text:p>
              </text:list-item>
              <text:list-item>
                <text:p xml:id="id29" text:id="id29">Gestion des différentes cartouch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 Game Bo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>Ecran LCD de 160*144 pixels.</text:p>
              </text:list-item>
              <text:list-item>
                <text:p>3 couches graphiques.</text:p>
              </text:list-item>
              <text:list-item>
                <text:p>60 images/seconde.</text:p>
              </text:list-item>
              <text:list-item>
                <text:p>Affichage ligne par ligne</text:p>
              </text:list-item>
              <text:list-item>
                <text:p>Utilisation de tu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ule graphique</text:p>
          </draw:text-box>
        </draw:frame>
        <draw:frame presentation:style-name="pr10" draw:layer="layout" svg:width="24.639cm" svg:height="12.178cm" svg:x="1.4cm" svg:y="4.914cm" presentation:class="outline">
          <draw:text-box>
            <text:list text:style-name="L4">
              <text:list-item>
                <text:p>Couche background </text:p>
                <text:p/>
                <text:p>-&gt;schém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ule graphique</text:p>
          </draw:text-box>
        </draw:frame>
        <draw:frame presentation:style-name="pr10" draw:layer="layout" svg:width="24.639cm" svg:height="12.178cm" svg:x="1.4cm" svg:y="4.914cm" presentation:class="outline">
          <draw:text-box>
            <text:list text:style-name="L4">
              <text:list-item>
                <text:p>Couche window </text:p>
                <text:p/>
                <text:p>-&gt;schém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ule graphique</text:p>
          </draw:text-box>
        </draw:frame>
        <draw:frame presentation:style-name="pr10" draw:layer="layout" svg:width="24.639cm" svg:height="12.178cm" svg:x="1.4cm" svg:y="4.914cm" presentation:class="outline">
          <draw:text-box>
            <text:list text:style-name="L4">
              <text:list-item>
                <text:p>Couche sprites</text:p>
                <text:p/>
                <text:p>-&gt;schém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U Game Boy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4">
              <text:list-item>
                <text:p>Caractéristiques</text:p>
                <text:list>
                  <text:list-item>
                    <text:list>
                      <text:list-item>
                        <text:p>4 Canaux son, 4 types d'onde</text:p>
                      </text:list-item>
                      <text:list-item>
                        <text:p>2 Sorties </text:p>
                      </text:list-item>
                      <text:list-item>
                        <text:p>22 registres</text:p>
                      </text:list-item>
                    </text:list>
                  </text:list-item>
                </text:list>
                <text:p/>
              </text:list-item>
              <text:list-item>
                <text:p>Réalisation générale</text:p>
                <text:list>
                  <text:list-item>
                    <text:list>
                      <text:list-item>
                        <text:p>SCHEM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 son sur groboy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4">
              <text:list-item>
                <text:p>Première piste, le schéma général</text:p>
                <text:list>
                  <text:list-item>
                    <text:list>
                      <text:list-item>
                        <text:p>Difficile à suivre</text:p>
                      </text:list-item>
                      <text:list-item>
                        <text:p>Signal à traiter (échantillonnage) .</text:p>
                      </text:list-item>
                    </text:list>
                  </text:list-item>
                </text:list>
                <text:p/>
              </text:list-item>
              <text:list-item>
                <text:p>La librairie « blip_buff »</text:p>
                <text:list>
                  <text:list-item>
                    <text:list>
                      <text:list-item>
                        <text:p>Ré-échantillonnage automatique</text:p>
                      </text:list-item>
                      <text:list-item>
                        <text:p>Travail centré sur le signal tel que récupéré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 son sur groboy : Détail de réalisation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4">
              <text:list-item>
                <text:p>Fonctionnement « parallèle » </text:p>
                <text:list>
                  <text:list-item>
                    <text:list>
                      <text:list-item>
                        <text:p>Gestion mémoire déléguée</text:p>
                      </text:list-item>
                      <text:list-item>
                        <text:p>Modification permanente</text:p>
                      </text:list-item>
                    </text:list>
                  </text:list-item>
                </text:list>
                <text:p/>
              </text:list-item>
              <text:list-item>
                <text:p>Mise à jour des canaux</text:p>
                <text:list>
                  <text:list-item>
                    <text:list>
                      <text:list-item>
                        <text:p>Allure générale identique, mais chaque canal a ses particularités.</text:p>
                      </text:list-item>
                      <text:list-item>
                        <text:p>4 canaux, 4 types d'ondes, mais un seul flu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 son sur groboy : Détail de réalisation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4">
              <text:list-item>
                <text:p>Séparation des informations </text:p>
                <text:list>
                  <text:list-item>
                    <text:list>
                      <text:list-item>
                        <text:p>Analyse des données à écrire.</text:p>
                      </text:list-item>
                      <text:list-item>
                        <text:p>Détermination des variations d'amplitude en fonction</text:p>
                        <text:p>(Plusieurs caractéristiques pour chaque onde!)</text:p>
                      </text:list-item>
                      <text:list-item>
                        <text:p>Prise en compte des contraintes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3.216cm" svg:height="0.962cm" svg:x="3.2cm" svg:y="16cm">
          <draw:text-box>
            <text:p text:style-name="P8">SCHEM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 son sur groboy : Détail de réalisation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4">
              <text:list-item>
                <text:p>Détermination du « delta »</text:p>
                <text:list>
                  <text:list-item>
                    <text:list>
                      <text:list-item>
                        <text:p>A chaque caractéristique sa fonction</text:p>
                      </text:list-item>
                      <text:list-item>
                        <text:p>L'amplitude est calculée différemment selon le type d'onde</text:p>
                      </text:list-item>
                      <text:list-item>
                        <text:p>Temps donné en cycl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3.216cm" svg:height="0.962cm" svg:x="2.4cm" svg:y="16.8cm">
          <draw:text-box>
            <text:p text:style-name="P8">SCHEM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 son sur groboy : Détail de réalisation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4">
              <text:list-item>
                <text:p>Terminaison du son </text:p>
                <text:list>
                  <text:list-item>
                    <text:list>
                      <text:list-item>
                        <text:p>Fermeture des tampons</text:p>
                      </text:list-item>
                      <text:list-item>
                        <text:p>Ré-échantillonnage par « blip_buff »</text:p>
                      </text:list-item>
                      <text:list-item>
                        <text:p>Lecture par la SD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3.216cm" svg:height="0.962cm" svg:x="11.6cm" svg:y="13.4cm">
          <draw:text-box>
            <text:p text:style-name="P8">SCHEM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lan de réalisation</text:p>
          </draw:text-box>
        </draw:frame>
        <draw:frame presentation:style-name="pr9" draw:text-style-name="P9" draw:layer="layout" svg:width="24.639cm" svg:height="12.178cm" svg:x="1.4cm" svg:y="4.914cm" presentation:class="outline">
          <draw:text-box>
            <text:list text:style-name="L4">
              <text:list-item>
                <text:p xml:id="id30" text:id="id30"><text:span text:style-name="T7">CPU : toutes les instructions sont implémentées correctement. </text:span></text:p>
              </text:list-item>
              <text:list-item>
                <text:p xml:id="id31" text:id="id31"><text:span text:style-name="T7">GPU : toutes les couches sont implémentées, l'utilisateur peut redimensionner la fenêtre tel qu'il le désire.</text:span></text:p>
              </text:list-item>
              <text:list-item>
                <text:p xml:id="id32" text:id="id32"><text:span text:style-name="T7">APU : le son est présent et tend à être fidèle au son d'origine.</text:span></text:p>
              </text:list-item>
              <text:list-item>
                <text:p xml:id="id33" text:id="id33"><text:span text:style-name="T7">Cartouches de jeu : les puces MBC1 et MBC2 sont implémentées.</text:span></text:p>
              </text:list-item>
              <text:list-item>
                <text:p xml:id="id34" text:id="id34"><text:span text:style-name="T7">Sauvegarde : sauvegarde classique et par état implémentées.</text:span></text:p>
              </text:list-item>
              <text:list-item>
                <text:p xml:id="id35" text:id="id35"><text:span text:style-name="T7">GUI : interface utilisateur présente qui permet de choisir un jeu et de changer les touch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nctionnalités pouvant être rajoutées</text:p>
          </draw:text-box>
        </draw:frame>
        <draw:frame presentation:style-name="pr9" draw:text-style-name="P5" draw:layer="layout" svg:width="24.639cm" svg:height="12.178cm" svg:x="1.4cm" svg:y="6cm" presentation:class="outline" presentation:user-transformed="true">
          <draw:text-box>
            <text:list text:style-name="L4">
              <text:list-item>
                <text:p xml:id="id36" text:id="id36"><text:span text:style-name="T2">Implémenter la puce MBC3</text:span></text:p>
                <text:p><text:span text:style-name="T2"/></text:p>
              </text:list-item>
              <text:list-item>
                <text:p xml:id="id37" text:id="id37"><text:span text:style-name="T2">Améliorer le son</text:span></text:p>
                <text:p><text:span text:style-name="T2"/></text:p>
              </text:list-item>
              <text:list-item>
                <text:p xml:id="id38" text:id="id38"><text:span text:style-name="T2">Système deux joueurs</text:span></text:p>
                <text:p><text:span text:style-name="T2"/></text:p>
              </text:list-item>
              <text:list-item>
                <text:p xml:id="id39" text:id="id39"><text:span text:style-name="T2">Game Boy Col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'émulation aujourd'hui</text:p>
          </draw:text-box>
        </draw:frame>
        <draw:frame presentation:style-name="pr10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Virtualisation ( en 2008 : un serveur n'utilisait que 10 % des capacités du matériel).</text:p>
                <text:p/>
              </text:list-item>
              <text:list-item>
                <text:p>Environnements de test.</text:p>
                <text:p/>
              </text:list-item>
              <text:list-item>
                <text:p>Émulation de terminal.</text:p>
                <text:p/>
              </text:list-item>
              <text:list-item>
                <text:p>Sauvegarde du patrimoine dans le domaine des jeux vidéo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layer="layout" svg:width="24.639cm" svg:height="12.179cm" svg:x="1.4cm" svg:y="4.914cm" presentation:class="outline">
          <draw:text-box>
            <text:p>Merci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emurder </meta:initial-creator>
    <meta:creation-date>2013-05-18T11:53:53</meta:creation-date>
    <dc:date>2013-05-20T15:58:13</dc:date>
    <dc:creator>burger </dc:creator>
    <meta:editing-duration>PT38M52S</meta:editing-duration>
    <meta:editing-cycles>7</meta:editing-cycles>
    <meta:generator>LibreOffice/3.5$Linux_x86 LibreOffice_project/350m1$Build-2</meta:generator>
    <meta:document-statistic meta:object-count="170"/>
  </office:meta>
</office:document-meta>
</file>